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53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_RS232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number-columns-repeated="2" table:default-cell-style-name="ce2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_SUM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09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office:value-type="string" calcext:value-type="string">
            <text:p>D-SUB ST 09EU</text:p>
          </table:table-cell>
          <table:table-cell/>
          <table:table-cell table:formula="of:=0.4/1.19" office:value-type="currency" office:currency="EUR" office:value="0.336134453781513" calcext:value-type="currency">
            <text:p>0,34 €</text:p>
          </table:table-cell>
          <table:table-cell table:formula="of:=[.I2]*[.A2]" office:value-type="currency" office:currency="EUR" office:value="0.336134453781513" calcext:value-type="currency">
            <text:p>0,34 €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0, C41, C44, C45, C48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I3]*[.A3]" office:value-type="currency" office:currency="EUR" office:value="0.126050420168067" calcext:value-type="currency">
            <text:p>0,1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9</text:p>
          </table:table-cell>
          <table:table-cell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I4]*[.A4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211ECWI</text:p>
          </table:table-cell>
          <table:table-cell office:value-type="string" calcext:value-type="string">
            <text:p>SO28L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RS232 TRANSCEIVER</text:p>
          </table:table-cell>
          <table:table-cell/>
          <table:table-cell office:value-type="float" office:value="2511832" calcext:value-type="float">
            <text:p>2511832</text:p>
          </table:table-cell>
          <table:table-cell table:formula="of:=4.34" office:value-type="currency" office:currency="EUR" office:value="4.34" calcext:value-type="currency">
            <text:p>4,34 €</text:p>
          </table:table-cell>
          <table:table-cell table:formula="of:=[.I5]*[.A5]" office:value-type="currency" office:currency="EUR" office:value="4.34" calcext:value-type="currency">
            <text:p>4,34 €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9"/>
          <table:table-cell table:style-name="ce3" table:formula="of:=SUM([.J2:.J5])" office:value-type="currency" office:currency="EUR" office:value="4.95344537815126" calcext:value-type="currency">
            <text:p>4,95 €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22:32:36.8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22:38:33.843000000</dc:date>
    <meta:editing-duration>PT11M34S</meta:editing-duration>
    <meta:editing-cycles>4</meta:editing-cycles>
    <meta:generator>LibreOffice/5.3.6.1$Windows_x86 LibreOffice_project/686f202eff87ef707079aeb7f485847613344eb7</meta:generator>
    <meta:document-statistic meta:table-count="1" meta:cell-count="45" meta:object-count="0"/>
  </office:meta>
</office:document-meta>
</file>